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0000000504C78DD09253006D6.png" manifest:media-type="image/png"/>
  <manifest:file-entry manifest:full-path="Pictures/1000020100000050000000503E76016357997384.png" manifest:media-type="image/png"/>
  <manifest:file-entry manifest:full-path="Pictures/1000020100000050000000508892D6DD613F8AFF.png" manifest:media-type="image/png"/>
  <manifest:file-entry manifest:full-path="Pictures/100002010000005000000050E505D21659E8427F.png" manifest:media-type="image/png"/>
  <manifest:file-entry manifest:full-path="Pictures/100000000000005000000050754024A5B5F380E2.png" manifest:media-type="image/png"/>
  <manifest:file-entry manifest:full-path="Pictures/10000201000000500000005098459E1370AF2D20.png" manifest:media-type="image/png"/>
  <manifest:file-entry manifest:full-path="Pictures/10000201000000500000005011B0AE291610A16E.png" manifest:media-type="image/png"/>
  <manifest:file-entry manifest:full-path="Pictures/10000201000000500000005095E4DBDAD8C45D9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Google Shape;54;p13" draw:style-name="gr1" draw:text-style-name="P1" draw:layer="layout" svg:width="2.031cm" svg:height="2.031cm" svg:x="14.876cm" svg:y="3.064cm">
          <draw:image xlink:href="Pictures/10000201000000500000005095E4DBDAD8C45D92.png" xlink:type="simple" xlink:show="embed" xlink:actuate="onLoad">
            <text:p/>
          </draw:image>
        </draw:frame>
        <draw:frame draw:name="Google Shape;55;p13" draw:style-name="gr1" draw:text-style-name="P1" draw:layer="layout" svg:width="2.031cm" svg:height="2.031cm" svg:x="0cm" svg:y="3.064cm">
          <draw:image xlink:href="Pictures/10000201000000500000005011B0AE291610A16E.png" xlink:type="simple" xlink:show="embed" xlink:actuate="onLoad">
            <text:p/>
          </draw:image>
        </draw:frame>
        <draw:frame draw:name="Google Shape;56;p13" draw:style-name="gr1" draw:text-style-name="P1" draw:layer="layout" svg:width="2.031cm" svg:height="2.031cm" svg:x="0cm" svg:y="9.192cm">
          <draw:image xlink:href="Pictures/10000201000000500000005098459E1370AF2D20.png" xlink:type="simple" xlink:show="embed" xlink:actuate="onLoad">
            <text:p/>
          </draw:image>
        </draw:frame>
        <draw:frame draw:name="Google Shape;57;p13" draw:style-name="gr1" draw:text-style-name="P1" draw:layer="layout" svg:width="2.031cm" svg:height="2.031cm" svg:x="23.385cm" svg:y="3.064cm">
          <draw:image xlink:href="Pictures/100000000000005000000050754024A5B5F380E2.png" xlink:type="simple" xlink:show="embed" xlink:actuate="onLoad">
            <text:p/>
          </draw:image>
        </draw:frame>
        <draw:frame draw:name="Google Shape;58;p13" draw:style-name="gr1" draw:text-style-name="P1" draw:layer="layout" svg:width="2.031cm" svg:height="2.031cm" svg:x="20.599cm" svg:y="7.609cm">
          <draw:image xlink:href="Pictures/100002010000005000000050E505D21659E8427F.png" xlink:type="simple" xlink:show="embed" xlink:actuate="onLoad">
            <text:p/>
          </draw:image>
        </draw:frame>
        <draw:frame draw:name="Google Shape;59;p13" draw:style-name="gr1" draw:text-style-name="P1" draw:layer="layout" svg:width="2.031cm" svg:height="2.031cm" svg:x="20.599cm" svg:y="12.256cm">
          <draw:image xlink:href="Pictures/1000020100000050000000508892D6DD613F8AFF.png" xlink:type="simple" xlink:show="embed" xlink:actuate="onLoad">
            <text:p/>
          </draw:image>
        </draw:frame>
        <draw:frame draw:name="Google Shape;60;p13" draw:style-name="gr1" draw:text-style-name="P1" draw:layer="layout" svg:width="2.031cm" svg:height="2.031cm" svg:x="14.876cm" svg:y="9.192cm">
          <draw:image xlink:href="Pictures/1000020100000050000000508892D6DD613F8AFF.png" xlink:type="simple" xlink:show="embed" xlink:actuate="onLoad">
            <text:p/>
          </draw:image>
        </draw:frame>
        <draw:frame draw:name="Google Shape;61;p13" draw:style-name="gr1" draw:text-style-name="P1" draw:layer="layout" svg:width="2.031cm" svg:height="2.031cm" svg:x="14.876cm" svg:y="6.128cm">
          <draw:image xlink:href="Pictures/100002010000005000000050E505D21659E8427F.png" xlink:type="simple" xlink:show="embed" xlink:actuate="onLoad">
            <text:p/>
          </draw:image>
        </draw:frame>
        <draw:frame draw:name="Google Shape;62;p13" draw:style-name="gr1" draw:text-style-name="P1" draw:layer="layout" svg:width="2.031cm" svg:height="2.031cm" svg:x="14.876cm" svg:y="12.256cm">
          <draw:image xlink:href="Pictures/1000020100000050000000503E76016357997384.png" xlink:type="simple" xlink:show="embed" xlink:actuate="onLoad">
            <text:p/>
          </draw:image>
        </draw:frame>
        <draw:frame draw:name="Google Shape;63;p13" draw:style-name="gr1" draw:text-style-name="P1" draw:layer="layout" svg:width="2.031cm" svg:height="2.031cm" svg:x="9.787cm" svg:y="9.192cm">
          <draw:image xlink:href="Pictures/100002010000005000000050E505D21659E8427F.png" xlink:type="simple" xlink:show="embed" xlink:actuate="onLoad">
            <text:p/>
          </draw:image>
        </draw:frame>
        <draw:frame draw:name="Google Shape;64;p13" draw:style-name="gr1" draw:text-style-name="P1" draw:layer="layout" svg:width="2.031cm" svg:height="2.031cm" svg:x="9.787cm" svg:y="12.256cm">
          <draw:image xlink:href="Pictures/100002010000005000000050E505D21659E8427F.png" xlink:type="simple" xlink:show="embed" xlink:actuate="onLoad">
            <text:p/>
          </draw:image>
        </draw:frame>
        <draw:frame draw:name="Google Shape;65;p13" draw:style-name="gr1" draw:text-style-name="P1" draw:layer="layout" svg:width="2.031cm" svg:height="2.031cm" svg:x="9.787cm" svg:y="6.128cm">
          <draw:image xlink:href="Pictures/1000020100000050000000504C78DD09253006D6.png" xlink:type="simple" xlink:show="embed" xlink:actuate="onLoad">
            <text:p/>
          </draw:image>
        </draw:frame>
        <draw:frame draw:name="Google Shape;66;p13" draw:style-name="gr1" draw:text-style-name="P1" draw:layer="layout" svg:width="2.031cm" svg:height="2.031cm" svg:x="9.787cm" svg:y="3.064cm">
          <draw:image xlink:href="Pictures/1000020100000050000000503E76016357997384.png" xlink:type="simple" xlink:show="embed" xlink:actuate="onLoad">
            <text:p/>
          </draw:image>
        </draw:frame>
        <draw:frame draw:name="Google Shape;67;p13" draw:style-name="gr1" draw:text-style-name="P1" draw:layer="layout" svg:width="2.031cm" svg:height="2.031cm" svg:x="4.69cm" svg:y="9.192cm">
          <draw:image xlink:href="Pictures/1000020100000050000000503E76016357997384.png" xlink:type="simple" xlink:show="embed" xlink:actuate="onLoad">
            <text:p/>
          </draw:image>
        </draw:frame>
        <draw:frame draw:name="Google Shape;68;p13" draw:style-name="gr1" draw:text-style-name="P1" draw:layer="layout" svg:width="2.031cm" svg:height="2.031cm" svg:x="4.674cm" svg:y="3.064cm">
          <draw:image xlink:href="Pictures/100002010000005000000050E505D21659E8427F.png" xlink:type="simple" xlink:show="embed" xlink:actuate="onLoad">
            <text:p/>
          </draw:image>
        </draw:frame>
        <draw:frame draw:name="Google Shape;69;p13" draw:style-name="gr1" draw:text-style-name="P1" draw:layer="layout" svg:width="2.031cm" svg:height="2.031cm" svg:x="9.787cm" svg:y="0cm">
          <draw:image xlink:href="Pictures/10000201000000500000005011B0AE291610A16E.png" xlink:type="simple" xlink:show="embed" xlink:actuate="onLoad">
            <text:p/>
          </draw:image>
        </draw:frame>
        <draw:custom-shape draw:name="Google Shape;70;p13" draw:style-name="gr2" draw:text-style-name="P1" draw:layer="layout" svg:width="0.001cm" svg:height="2.613cm" svg:x="21.615cm" svg:y="9.6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13" draw:style-name="gr2" draw:text-style-name="P1" draw:layer="layout" svg:width="0.001cm" svg:height="1.031cm" svg:x="15.892cm" svg:y="8.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;p13" draw:style-name="gr2" draw:text-style-name="P1" draw:layer="layout" svg:width="0.001cm" svg:height="1.031cm" draw:transform="rotate (-3.14159265358979) translate (15.892cm 6.1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3" draw:style-name="gr2" draw:text-style-name="P1" draw:layer="layout" svg:width="9.795cm" svg:height="6.592cm" svg:x="11.819cm" svg:y="1.016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74;p13" draw:style-name="gr2" draw:text-style-name="P1" draw:layer="layout" svg:width="3.691cm" svg:height="4.645cm" svg:x="16.906cm" svg:y="8.625cm">
          <text:p/>
          <draw:enhanced-geometry draw:mirror-horizontal="true" draw:mirror-vertical="false" draw:text-areas="0 0 ?f2 ?f3" svg:viewBox="0 0 0 0" draw:type="ooxml-bentConnector3" draw:modifiers="4999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5;p13" draw:style-name="gr2" draw:text-style-name="P1" draw:layer="layout" svg:width="3.056cm" svg:height="0.001cm" svg:x="11.819cm" svg:y="13.2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;p13" draw:style-name="gr2" draw:text-style-name="P1" draw:layer="layout" svg:width="3.064cm" svg:height="0.001cm" draw:transform="rotate (-3.14159265358979) translate (9.787cm 10.2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13" draw:style-name="gr2" draw:text-style-name="P1" draw:layer="layout" svg:width="2.047cm" svg:height="4.08cm" draw:transform="rotate (-1.5707963267949) translate (9.787cm 11.224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78;p13" draw:style-name="gr2" draw:text-style-name="P1" draw:layer="layout" svg:width="2.047cm" svg:height="4.097cm" draw:transform="rotate (-1.5707963267949) translate (9.785cm 5.096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79;p13" draw:style-name="gr2" draw:text-style-name="P1" draw:layer="layout" svg:width="2.047cm" svg:height="4.097cm" draw:transform="rotate (1.5707963267949) translate (5.69cm 3.064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80;p13" draw:style-name="gr2" draw:text-style-name="P1" draw:layer="layout" svg:width="3.081cm" svg:height="0.001cm" svg:x="6.706cm" svg:y="4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3" draw:style-name="gr2" draw:text-style-name="P1" draw:layer="layout" svg:width="2.641cm" svg:height="0.001cm" svg:x="2.032cm" svg:y="4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;p13" draw:style-name="gr2" draw:text-style-name="P1" draw:layer="layout" svg:width="0.001cm" svg:height="4.095cm" svg:x="1.016cm" svg:y="5.0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3;p13" draw:style-name="gr3" draw:text-style-name="P3" draw:layer="layout" svg:width="3.131cm" svg:height="0.932cm" svg:x="2.769cm" svg:y="2.335cm">
          <text:p text:style-name="P2"><text:span text:style-name="T1">RequestUnico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3" draw:style-name="gr3" draw:text-style-name="P3" draw:layer="layout" svg:width="3.673cm" svg:height="0.932cm" svg:x="11.591cm" svg:y="0cm">
          <text:p text:style-name="P2"><text:span text:style-name="T1">Unicorn Stable 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3" draw:style-name="gr3" draw:text-style-name="P3" draw:layer="layout" svg:width="3.333cm" svg:height="0.932cm" svg:x="14.225cm" svg:y="2.335cm">
          <text:p text:style-name="P4"><text:span text:style-name="T1">ProcessReceip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3" draw:style-name="gr3" draw:text-style-name="P3" draw:layer="layout" svg:width="3.657cm" svg:height="0.932cm" svg:x="8.958cm" svg:y="5.353cm">
          <text:p text:style-name="P4"><text:span text:style-name="T1">UnicornDispatch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3" draw:style-name="gr3" draw:text-style-name="P3" draw:layer="layout" svg:width="3.657cm" svg:height="0.932cm" svg:x="8.991cm" svg:y="2.335cm">
          <text:p text:style-name="P4"><text:span text:style-name="T1">OccupiedUnicor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3" draw:style-name="gr2" draw:text-style-name="P1" draw:layer="layout" svg:width="0.001cm" svg:height="1.031cm" svg:x="10.803cm" svg:y="8.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;p13" draw:style-name="gr3" draw:text-style-name="P3" draw:layer="layout" svg:width="2.449cm" svg:height="0.932cm" svg:x="10.82cm" svg:y="8.417cm">
          <text:p text:style-name="P2"><text:span text:style-name="T1">RecordR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3" draw:style-name="gr3" draw:text-style-name="P3" draw:layer="layout" svg:width="2.449cm" svg:height="0.932cm" svg:x="9.578cm" svg:y="11.526cm">
          <text:p text:style-name="P4"><text:span text:style-name="T1">SumRi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3" draw:style-name="gr3" draw:text-style-name="P3" draw:layer="layout" svg:width="2.632cm" svg:height="0.932cm" svg:x="14.575cm" svg:y="11.526cm">
          <text:p text:style-name="P4"><text:span text:style-name="T1">UnicornSta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3" draw:style-name="gr3" draw:text-style-name="P3" draw:layer="layout" svg:width="2.632cm" svg:height="0.932cm" svg:x="15.808cm" svg:y="8.417cm">
          <text:p text:style-name="P4"><text:span text:style-name="T1">RideReceip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3" draw:style-name="gr2" draw:text-style-name="P1" draw:layer="layout" svg:width="3.528cm" svg:height="1.768cm" draw:transform="rotate (-1.5707963267949) translate (24.401cm 5.096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94;p13" draw:style-name="gr3" draw:text-style-name="P3" draw:layer="layout" svg:width="1.768cm" svg:height="0.932cm" svg:x="4.805cm" svg:y="8.463cm">
          <text:p text:style-name="P4"><text:span text:style-name="T1">Ri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3" draw:style-name="gr3" draw:text-style-name="P3" draw:layer="layout" svg:width="3.333cm" svg:height="0.932cm" svg:x="15.745cm" svg:y="5.376cm">
          <text:p text:style-name="P4"><text:span text:style-name="T1">UploadReceip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3" draw:style-name="gr3" draw:text-style-name="P3" draw:layer="layout" svg:width="3.333cm" svg:height="0.932cm" svg:x="18.705cm" svg:y="6.857cm">
          <text:p text:style-name="P4"><text:span text:style-name="T1">CalcSal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3" draw:style-name="gr3" draw:text-style-name="P3" draw:layer="layout" svg:width="3.333cm" svg:height="0.932cm" svg:x="0cm" svg:y="11.224cm">
          <text:p text:style-name="P2"><text:span text:style-name="T1">Cognito UserP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3" draw:style-name="gr3" draw:text-style-name="P3" draw:layer="layout" svg:width="3.333cm" svg:height="0.932cm" svg:x="22.42cm" svg:y="2.335cm">
          <text:p text:style-name="P4"><text:span text:style-name="T1">Schedule (4mi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3" draw:style-name="gr3" draw:text-style-name="P3" draw:layer="layout" svg:width="3.056cm" svg:height="0.932cm" svg:x="21.615cm" svg:y="11.526cm">
          <text:p text:style-name="P4"><text:span text:style-name="T1">UnicornSal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49;p1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5"/>
    <meta:generator>LibreOfficeDev/6.0.5.2$Linux_X86_64 LibreOffice_project/</meta:generator>
  </office:meta>
</office:document-meta>
</file>